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361f2" officeooo:paragraph-rsid="000361f2"/>
    </style:style>
    <style:style style:name="P2" style:family="paragraph" style:parent-style-name="Standard">
      <style:paragraph-properties fo:text-align="center" style:justify-single-word="false"/>
      <style:text-properties officeooo:rsid="000361f2" officeooo:paragraph-rsid="000361f2"/>
    </style:style>
    <style:style style:name="P3" style:family="paragraph" style:parent-style-name="Standard">
      <style:text-properties officeooo:rsid="00045d9a" officeooo:paragraph-rsid="00045d9a"/>
    </style:style>
    <style:style style:name="P4" style:family="paragraph" style:parent-style-name="Standard">
      <style:paragraph-properties fo:text-align="start" style:justify-single-word="false"/>
      <style:text-properties officeooo:rsid="00045d9a" officeooo:paragraph-rsid="00045d9a"/>
    </style:style>
    <style:style style:name="P5" style:family="paragraph" style:parent-style-name="Standard">
      <style:paragraph-properties fo:text-align="start" style:justify-single-word="false"/>
      <style:text-properties officeooo:rsid="00045d9a" officeooo:paragraph-rsid="0004e962"/>
    </style:style>
    <style:style style:name="P6" style:family="paragraph" style:parent-style-name="Standard">
      <style:paragraph-properties fo:text-align="start" style:justify-single-word="false"/>
      <style:text-properties officeooo:rsid="00045d9a" officeooo:paragraph-rsid="00059139"/>
    </style:style>
    <style:style style:name="P7" style:family="paragraph" style:parent-style-name="Standard">
      <style:paragraph-properties fo:text-align="start" style:justify-single-word="false"/>
      <style:text-properties officeooo:rsid="00059139" officeooo:paragraph-rsid="00059139"/>
    </style:style>
    <style:style style:name="P8" style:family="paragraph" style:parent-style-name="Standard">
      <style:paragraph-properties fo:text-align="start" style:justify-single-word="false"/>
      <style:text-properties officeooo:rsid="00059139" officeooo:paragraph-rsid="0005d821"/>
    </style:style>
    <style:style style:name="P9" style:family="paragraph" style:parent-style-name="Standard">
      <style:paragraph-properties fo:text-align="center" style:justify-single-word="false"/>
      <style:text-properties officeooo:rsid="000c1d23" officeooo:paragraph-rsid="000c1d23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361f2" officeooo:paragraph-rsid="000361f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weight="bold" officeooo:rsid="000361f2" officeooo:paragraph-rsid="000361f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officeooo:rsid="00059139" officeooo:paragraph-rsid="0005d821"/>
    </style:style>
    <style:style style:name="P13" style:family="paragraph" style:parent-style-name="Standard">
      <style:paragraph-properties fo:text-align="center" style:justify-single-word="false"/>
      <style:text-properties fo:color="#000000" officeooo:rsid="000c6aa2" officeooo:paragraph-rsid="000c6aa2"/>
    </style:style>
    <style:style style:name="P14" style:family="paragraph" style:parent-style-name="Standard">
      <style:paragraph-properties fo:text-align="start" style:justify-single-word="false"/>
      <style:text-properties fo:color="#000000" officeooo:rsid="000c6aa2" officeooo:paragraph-rsid="000c6aa2"/>
    </style:style>
    <style:style style:name="P15" style:family="paragraph" style:parent-style-name="Standard">
      <style:paragraph-properties fo:text-align="start" style:justify-single-word="false"/>
      <style:text-properties fo:color="#000000" officeooo:rsid="000dfac8" officeooo:paragraph-rsid="000dfac8"/>
    </style:style>
    <style:style style:name="P16" style:family="paragraph" style:parent-style-name="Standard">
      <style:paragraph-properties fo:text-align="start" style:justify-single-word="false"/>
      <style:text-properties fo:color="#000000" officeooo:rsid="0012bd4b" officeooo:paragraph-rsid="0012bd4b"/>
    </style:style>
    <style:style style:name="P17" style:family="paragraph" style:parent-style-name="Standard">
      <style:paragraph-properties fo:text-align="center" style:justify-single-word="false"/>
      <style:text-properties fo:color="#000000" officeooo:rsid="00142342" officeooo:paragraph-rsid="00142342"/>
    </style:style>
    <style:style style:name="P18" style:family="paragraph" style:parent-style-name="Standard">
      <style:paragraph-properties fo:text-align="start" style:justify-single-word="false"/>
      <style:text-properties fo:color="#000000" officeooo:rsid="00142342" officeooo:paragraph-rsid="00142342"/>
    </style:style>
    <style:style style:name="P19" style:family="paragraph" style:parent-style-name="Standard">
      <style:paragraph-properties fo:text-align="start" style:justify-single-word="false"/>
      <style:text-properties fo:color="#000000" officeooo:rsid="00142342" officeooo:paragraph-rsid="0019517a"/>
    </style:style>
    <style:style style:name="P20" style:family="paragraph" style:parent-style-name="Standard">
      <style:paragraph-properties fo:text-align="start" style:justify-single-word="false"/>
      <style:text-properties fo:color="#000000" officeooo:rsid="00161cc8" officeooo:paragraph-rsid="00161cc8"/>
    </style:style>
    <style:style style:name="P21" style:family="paragraph" style:parent-style-name="Standard">
      <style:paragraph-properties fo:text-align="start" style:justify-single-word="false"/>
      <style:text-properties fo:color="#000000" officeooo:rsid="00161cc8" officeooo:paragraph-rsid="001739bb"/>
    </style:style>
    <style:style style:name="P22" style:family="paragraph" style:parent-style-name="Standard">
      <style:paragraph-properties fo:text-align="start" style:justify-single-word="false"/>
      <style:text-properties fo:color="#000000" officeooo:rsid="00161cc8" officeooo:paragraph-rsid="0019517a"/>
    </style:style>
    <style:style style:name="P23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text-underline-style="solid" style:text-underline-width="auto" style:text-underline-color="font-color" officeooo:rsid="00161cc8" officeooo:paragraph-rsid="00161cc8"/>
    </style:style>
    <style:style style:name="P24" style:family="paragraph" style:parent-style-name="Standard">
      <style:paragraph-properties fo:text-align="start" style:justify-single-word="false"/>
      <style:text-properties fo:color="#000000" officeooo:rsid="0019517a" officeooo:paragraph-rsid="0019517a"/>
    </style:style>
    <style:style style:name="P25" style:family="paragraph" style:parent-style-name="Standard">
      <style:paragraph-properties fo:text-align="start" style:justify-single-word="false"/>
      <style:text-properties fo:color="#000000" officeooo:rsid="0019517a" officeooo:paragraph-rsid="001a78c2"/>
    </style:style>
    <style:style style:name="P26" style:family="paragraph" style:parent-style-name="Standard">
      <style:paragraph-properties fo:text-align="center" style:justify-single-word="false"/>
      <style:text-properties fo:color="#000000" officeooo:rsid="001b16c6" officeooo:paragraph-rsid="001b16c6"/>
    </style:style>
    <style:style style:name="P27" style:family="paragraph" style:parent-style-name="Standard">
      <style:paragraph-properties fo:text-align="start" style:justify-single-word="false"/>
      <style:text-properties fo:color="#000000" officeooo:rsid="001b16c6" officeooo:paragraph-rsid="001b16c6"/>
    </style:style>
    <style:style style:name="P28" style:family="paragraph" style:parent-style-name="Standard">
      <style:paragraph-properties fo:text-align="start" style:justify-single-word="false"/>
      <style:text-properties officeooo:rsid="000dfac8" officeooo:paragraph-rsid="000dfac8"/>
    </style:style>
    <style:style style:name="P29" style:family="paragraph" style:parent-style-name="Standard">
      <style:paragraph-properties fo:text-align="center" style:justify-single-word="false"/>
      <style:text-properties style:use-window-font-color="true" officeooo:rsid="000f3d3c" officeooo:paragraph-rsid="000f3d3c"/>
    </style:style>
    <style:style style:name="P30" style:family="paragraph" style:parent-style-name="Standard">
      <style:paragraph-properties fo:text-align="start" style:justify-single-word="false"/>
      <style:text-properties style:use-window-font-color="true" officeooo:rsid="000f3d3c" officeooo:paragraph-rsid="000f3d3c"/>
    </style:style>
    <style:style style:name="P31" style:family="paragraph" style:parent-style-name="Standard">
      <style:paragraph-properties fo:text-align="start" style:justify-single-word="false"/>
      <style:text-properties style:use-window-font-color="true" officeooo:rsid="0010df24" officeooo:paragraph-rsid="0010df24"/>
    </style:style>
    <style:style style:name="P32" style:family="paragraph" style:parent-style-name="Standard">
      <style:paragraph-properties fo:text-align="start" style:justify-single-word="false"/>
      <style:text-properties style:use-window-font-color="true" officeooo:rsid="000dfac8" officeooo:paragraph-rsid="0012bd4b"/>
    </style:style>
    <style:style style:name="P33" style:family="paragraph" style:parent-style-name="Standard">
      <style:paragraph-properties fo:text-align="start" style:justify-single-word="false"/>
      <style:text-properties style:use-window-font-color="true" officeooo:rsid="00142342" officeooo:paragraph-rsid="00142342"/>
    </style:style>
    <style:style style:name="P34" style:family="paragraph" style:parent-style-name="Standard">
      <style:paragraph-properties fo:text-align="start" style:justify-single-word="false"/>
      <style:text-properties style:use-window-font-color="true" officeooo:rsid="00161cc8" officeooo:paragraph-rsid="00161cc8"/>
    </style:style>
    <style:style style:name="P35" style:family="paragraph" style:parent-style-name="Standard">
      <style:paragraph-properties fo:text-align="start" style:justify-single-word="false"/>
      <style:text-properties style:use-window-font-color="true" officeooo:rsid="00161cc8" officeooo:paragraph-rsid="001739bb"/>
    </style:style>
    <style:style style:name="P36" style:family="paragraph" style:parent-style-name="Standard">
      <style:paragraph-properties fo:text-align="start" style:justify-single-word="false"/>
      <style:text-properties style:use-window-font-color="true" officeooo:rsid="00161cc8" officeooo:paragraph-rsid="0019517a"/>
    </style:style>
    <style:style style:name="P37" style:family="paragraph" style:parent-style-name="Standard">
      <style:paragraph-properties fo:text-align="start" style:justify-single-word="false"/>
      <style:text-properties style:use-window-font-color="true" officeooo:rsid="00161cc8" officeooo:paragraph-rsid="001c3b4d"/>
    </style:style>
    <style:style style:name="P38" style:family="paragraph" style:parent-style-name="Standard">
      <style:paragraph-properties fo:text-align="center" style:justify-single-word="false"/>
      <style:text-properties style:use-window-font-color="true" style:text-underline-style="solid" style:text-underline-width="auto" style:text-underline-color="font-color" officeooo:rsid="001b16c6" officeooo:paragraph-rsid="001b16c6"/>
    </style:style>
    <style:style style:name="P39" style:family="paragraph" style:parent-style-name="Standard">
      <style:paragraph-properties fo:text-align="center" style:justify-single-word="false"/>
      <style:text-properties style:use-window-font-color="true" style:text-underline-style="solid" style:text-underline-width="auto" style:text-underline-color="font-color" officeooo:rsid="00142342" officeooo:paragraph-rsid="00142342"/>
    </style:style>
    <style:style style:name="P40" style:family="paragraph" style:parent-style-name="Standard">
      <style:paragraph-properties fo:text-align="center" style:justify-single-word="false"/>
      <style:text-properties style:use-window-font-color="true" style:text-underline-style="solid" style:text-underline-width="auto" style:text-underline-color="font-color" officeooo:rsid="000f3d3c" officeooo:paragraph-rsid="000f3d3c"/>
    </style:style>
    <style:style style:name="P4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6aa2" officeooo:paragraph-rsid="000c6aa2"/>
    </style:style>
    <style:style style:name="P4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1d23" officeooo:paragraph-rsid="000c1d23"/>
    </style:style>
    <style:style style:name="P43" style:family="paragraph" style:parent-style-name="Standard">
      <style:paragraph-properties fo:text-align="start" style:justify-single-word="false"/>
      <style:text-properties fo:color="#ff0000" officeooo:rsid="00059139" officeooo:paragraph-rsid="00059139"/>
    </style:style>
    <style:style style:name="P44" style:family="paragraph" style:parent-style-name="Standard">
      <style:paragraph-properties fo:text-align="start" style:justify-single-word="false"/>
      <style:text-properties fo:color="#ff0000" officeooo:rsid="000dfac8" officeooo:paragraph-rsid="000dfac8"/>
    </style:style>
    <style:style style:name="P45" style:family="paragraph" style:parent-style-name="Standard" style:list-style-name="L1">
      <style:paragraph-properties fo:text-align="start" style:justify-single-word="false"/>
      <style:text-properties officeooo:rsid="00045d9a" officeooo:paragraph-rsid="00045d9a"/>
    </style:style>
    <style:style style:name="P46" style:family="paragraph" style:parent-style-name="Standard" style:list-style-name="L1">
      <style:paragraph-properties fo:text-align="start" style:justify-single-word="false"/>
      <style:text-properties officeooo:rsid="00045d9a" officeooo:paragraph-rsid="00259505"/>
    </style:style>
    <style:style style:name="P47" style:family="paragraph" style:parent-style-name="Standard" style:list-style-name="L2">
      <style:paragraph-properties fo:text-align="start" style:justify-single-word="false"/>
      <style:text-properties officeooo:rsid="000c6aa2" officeooo:paragraph-rsid="000c6aa2"/>
    </style:style>
    <style:style style:name="P48" style:family="paragraph" style:parent-style-name="Standard" style:list-style-name="L2">
      <style:paragraph-properties fo:text-align="start" style:justify-single-word="false"/>
      <style:text-properties officeooo:rsid="000c6aa2" officeooo:paragraph-rsid="000dfac8"/>
    </style:style>
    <style:style style:name="P49" style:family="paragraph" style:parent-style-name="Standard" style:list-style-name="L3">
      <style:paragraph-properties fo:text-align="start" style:justify-single-word="false"/>
      <style:text-properties style:use-window-font-color="true" officeooo:rsid="000f3d3c" officeooo:paragraph-rsid="0010df24"/>
    </style:style>
    <style:style style:name="P50" style:family="paragraph" style:parent-style-name="Standard" style:list-style-name="L3">
      <style:paragraph-properties fo:text-align="start" style:justify-single-word="false"/>
      <style:text-properties style:use-window-font-color="true" officeooo:rsid="000f3d3c" officeooo:paragraph-rsid="000f3d3c"/>
    </style:style>
    <style:style style:name="P51" style:family="paragraph" style:parent-style-name="Standard" style:list-style-name="L4">
      <style:paragraph-properties fo:text-align="start" style:justify-single-word="false"/>
      <style:text-properties style:use-window-font-color="true" officeooo:rsid="00142342" officeooo:paragraph-rsid="00142342"/>
    </style:style>
    <style:style style:name="P52" style:family="paragraph" style:parent-style-name="Standard" style:list-style-name="L4">
      <style:paragraph-properties fo:text-align="start" style:justify-single-word="false"/>
      <style:text-properties style:use-window-font-color="true" officeooo:rsid="00142342" officeooo:paragraph-rsid="0019517a"/>
    </style:style>
    <style:style style:name="P53" style:family="paragraph" style:parent-style-name="Standard" style:list-style-name="L4">
      <style:paragraph-properties fo:text-align="start" style:justify-single-word="false"/>
      <style:text-properties fo:color="#000000" officeooo:rsid="00142342" officeooo:paragraph-rsid="00142342"/>
    </style:style>
    <style:style style:name="P54" style:family="paragraph" style:parent-style-name="Standard" style:list-style-name="L4">
      <style:paragraph-properties fo:text-align="start" style:justify-single-word="false"/>
      <style:text-properties fo:color="#000000" officeooo:rsid="00142342" officeooo:paragraph-rsid="0019517a"/>
    </style:style>
    <style:style style:name="P55" style:family="paragraph" style:parent-style-name="Standard" style:list-style-name="L4">
      <style:paragraph-properties fo:text-align="start" style:justify-single-word="false"/>
      <style:text-properties fo:color="#000000" officeooo:rsid="0019517a" officeooo:paragraph-rsid="0019517a"/>
    </style:style>
    <style:style style:name="P56" style:family="paragraph" style:parent-style-name="Standard" style:list-style-name="L4">
      <style:paragraph-properties fo:text-align="start" style:justify-single-word="false"/>
      <style:text-properties fo:color="#000000" officeooo:rsid="001f0d9b" officeooo:paragraph-rsid="001f0d9b"/>
    </style:style>
    <style:style style:name="P57" style:family="paragraph" style:parent-style-name="Standard" style:list-style-name="L5">
      <style:paragraph-properties fo:text-align="start" style:justify-single-word="false"/>
      <style:text-properties fo:color="#000000" officeooo:rsid="001b16c6" officeooo:paragraph-rsid="001b16c6"/>
    </style:style>
    <style:style style:name="P58" style:family="paragraph" style:parent-style-name="Standard">
      <style:text-properties officeooo:rsid="000361f2" officeooo:paragraph-rsid="000361f2"/>
    </style:style>
    <style:style style:name="P59" style:family="paragraph" style:parent-style-name="Standard">
      <style:text-properties officeooo:rsid="000361f2" officeooo:paragraph-rsid="00239fd9"/>
    </style:style>
    <style:style style:name="P60" style:family="paragraph" style:parent-style-name="Standard">
      <style:text-properties style:font-name="Liberation Serif" fo:font-size="12pt" officeooo:rsid="000361f2" officeooo:paragraph-rsid="000361f2" style:font-size-asian="12pt" style:font-size-complex="12pt"/>
    </style:style>
    <style:style style:name="P61" style:family="paragraph" style:parent-style-name="Standard">
      <style:text-properties fo:font-style="italic" style:text-underline-style="solid" style:text-underline-width="auto" style:text-underline-color="font-color" officeooo:rsid="00045d9a" officeooo:paragraph-rsid="00045d9a" style:font-style-asian="italic" style:font-style-complex="italic"/>
    </style:style>
    <style:style style:name="P62" style:family="paragraph" style:parent-style-name="Standard">
      <style:text-properties fo:font-style="italic" style:text-underline-style="solid" style:text-underline-width="auto" style:text-underline-color="font-color" officeooo:rsid="00045d9a" officeooo:paragraph-rsid="00239fd9" style:font-style-asian="italic" style:font-style-complex="italic"/>
    </style:style>
    <style:style style:name="P63" style:family="paragraph" style:parent-style-name="Standard">
      <style:text-properties fo:font-style="italic" style:text-underline-style="solid" style:text-underline-width="auto" style:text-underline-color="font-color" officeooo:rsid="000361f2" officeooo:paragraph-rsid="000361f2" style:font-style-asian="italic" style:font-style-complex="italic"/>
    </style:style>
    <style:style style:name="P64" style:family="paragraph" style:parent-style-name="Preformatted_20_Text">
      <style:text-properties officeooo:paragraph-rsid="000361f2"/>
    </style:style>
    <style:style style:name="T1" style:family="text">
      <style:text-properties officeooo:rsid="00059139"/>
    </style:style>
    <style:style style:name="T2" style:family="text">
      <style:text-properties fo:color="#ff0000"/>
    </style:style>
    <style:style style:name="T3" style:family="text">
      <style:text-properties fo:color="#ff0000" officeooo:rsid="00059139"/>
    </style:style>
    <style:style style:name="T4" style:family="text">
      <style:text-properties fo:color="#ff0000" officeooo:rsid="000c6aa2"/>
    </style:style>
    <style:style style:name="T5" style:family="text">
      <style:text-properties fo:color="#ff0000" officeooo:rsid="0012bd4b"/>
    </style:style>
    <style:style style:name="T6" style:family="text">
      <style:text-properties fo:color="#ff0000" officeooo:rsid="001739bb"/>
    </style:style>
    <style:style style:name="T7" style:family="text">
      <style:text-properties officeooo:rsid="0005d821"/>
    </style:style>
    <style:style style:name="T8" style:family="text">
      <style:text-properties fo:color="#000000"/>
    </style:style>
    <style:style style:name="T9" style:family="text">
      <style:text-properties fo:color="#000000" officeooo:rsid="00059139"/>
    </style:style>
    <style:style style:name="T10" style:family="text">
      <style:text-properties fo:color="#000000" officeooo:rsid="000dfac8"/>
    </style:style>
    <style:style style:name="T11" style:family="text">
      <style:text-properties fo:color="#000000" officeooo:rsid="000c6aa2"/>
    </style:style>
    <style:style style:name="T12" style:family="text">
      <style:text-properties fo:color="#000000" officeooo:rsid="0010df24"/>
    </style:style>
    <style:style style:name="T13" style:family="text">
      <style:text-properties fo:color="#000000" officeooo:rsid="0012bd4b"/>
    </style:style>
    <style:style style:name="T14" style:family="text">
      <style:text-properties fo:color="#000000" officeooo:rsid="001739bb"/>
    </style:style>
    <style:style style:name="T15" style:family="text">
      <style:text-properties fo:color="#000000" officeooo:rsid="0019517a"/>
    </style:style>
    <style:style style:name="T16" style:family="text">
      <style:text-properties fo:color="#000000" officeooo:rsid="001c3b4d"/>
    </style:style>
    <style:style style:name="T17" style:family="text">
      <style:text-properties fo:color="#000000" officeooo:rsid="001f0d9b"/>
    </style:style>
    <style:style style:name="T18" style:family="text">
      <style:text-properties officeooo:rsid="000ada94"/>
    </style:style>
    <style:style style:name="T19" style:family="text">
      <style:text-properties officeooo:rsid="0010df24"/>
    </style:style>
    <style:style style:name="T20" style:family="text">
      <style:text-properties style:font-name="Liberation Serif" fo:font-size="12pt" style:font-size-asian="12pt" style:font-size-complex="12pt"/>
    </style:style>
    <style:style style:name="T21" style:family="text">
      <style:text-properties style:font-name="Liberation Serif" fo:font-size="12pt" officeooo:rsid="000361f2" style:font-size-asian="12pt" style:font-size-complex="12pt"/>
    </style:style>
    <style:style style:name="T22" style:family="text">
      <style:text-properties style:font-name="Liberation Serif" fo:font-size="12pt" officeooo:rsid="0021ea18" style:font-size-asian="12pt" style:font-size-complex="12pt"/>
    </style:style>
    <style:style style:name="T23" style:family="text">
      <style:text-properties officeooo:rsid="00239fd9"/>
    </style:style>
    <style:style style:name="T24" style:family="text">
      <style:text-properties officeooo:rsid="002595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stalación</text:p>
      <text:p text:style-name="P1"/>
      <text:p text:style-name="P61">Requisitos de paquetes</text:p>
      <text:p text:style-name="P60"/>
      <text:p text:style-name="P64"><text:span text:style-name="Source_20_Text"><text:span text:style-name="T22">#sudo </text:span></text:span><text:span text:style-name="Source_20_Text"><text:span text:style-name="T21">apt-get install libapache2-mod-php5 php5-cli php5-mysql php5-gd php5-mcrypt php5-json php-pear snmp fping </text:span></text:span><text:span text:style-name="Source_20_Text"><text:span text:style-name="T20">mysql-server mysql-client python-mysqldb rrdtool subversion whois mtr-tiny ipmitool graphviz imagemagick libvirt-bin</text:span></text:span></text:p>
      <text:p text:style-name="P1"/>
      <text:p text:style-name="P63">Descomprimir el archivo Redes.zip en /opt/. (De esta forma todo el proyecto estara almacenado en /opt/Redes/)</text:p>
      <text:p text:style-name="P1"/>
      <text:p text:style-name="P1"># cp Redes.zip /opt &amp;&amp; unzip /opt/Redes.zip &amp;&amp; cd /opt/Redes</text:p>
      <text:p text:style-name="P1"/>
      <text:p text:style-name="P61">Crear Base de datos necesaria con el esquema del proyecto</text:p>
      <text:p text:style-name="P1">#mysql -u root -p &lt; AdministracionServiciosRed.sql</text:p>
      <text:p text:style-name="P1"/>
      <text:p text:style-name="P62">C<text:span text:style-name="T23">ambiar usuario, contraseña y host de la base de datos en el archivo conexionMySQL.php</text:span></text:p>
      <text:p text:style-name="P59">#<text:span text:style-name="T23">nano conexionMySQL.php</text:span></text:p>
      <text:p text:style-name="P1"/>
      <text:p text:style-name="P61">Crear Cron Job para ejecución de ping poller y monitorizacion de uso de CPU, RAM, HDD, Sensores Temperatura y Voltajes cada 5 minutos</text:p>
      <text:p text:style-name="P1">#nano /etc/crontab</text:p>
      <text:p text:style-name="P1">#Añadir al final la siguiente linea</text:p>
      <text:p text:style-name="P1">*/5 * <text:s text:c="4"/>* * * <text:s text:c="2"/>root <text:s text:c="3"/>php /opt/Redes/Monitorizacion.php</text:p>
      <text:p text:style-name="P1"/>
      <text:p text:style-name="P61">Reiniciamos crond para empezar con el monitoreo</text:p>
      <text:p text:style-name="P3">#systemctl restart crond</text:p>
      <text:p text:style-name="P3"/>
      <text:p text:style-name="P1"/>
      <text:p text:style-name="P10">Funcionamiento de Sistema</text:p>
      <text:p text:style-name="P2"/>
      <text:p text:style-name="P42">Dispositivos</text:p>
      <text:p text:style-name="P9"/>
      <text:p text:style-name="P4">Existe una tabla llamada dispositivo que almacena lo relacionado a cada dispositivo a monitorear:</text:p>
      <text:p text:style-name="P4"/>
      <text:list xml:id="list35071338413068451" text:style-name="L1">
        <text:list-item>
          <text:p text:style-name="P45">direccionIP (A.B.C.D/MSK).</text:p>
        </text:list-item>
        <text:list-item>
          <text:p text:style-name="P45">monitorizacionActiva (‘0’ o ‘1’) .</text:p>
        </text:list-item>
        <text:list-item>
          <text:p text:style-name="P45">fechaRegistroHost (Almacena la fecha de registro).</text:p>
        </text:list-item>
        <text:list-item>
          <text:p text:style-name="P45">tipoDispositivo (‘Host','Router','Switch','Firewall').</text:p>
        </text:list-item>
        <text:list-item>
          <text:p text:style-name="P45">versionSNMP (‘0' en caso de no tener snmp habilitado,'1','2','3').</text:p>
        </text:list-item>
        <text:list-item>
          <text:p text:style-name="P45">comunidadSNMP ('public','private','none' en caso de no tener snmp habilitado).</text:p>
        </text:list-item>
        <text:list-item>
          <text:p text:style-name="P45">archivoRRDB (almacena la ruta de la Base de Datos Round Robin).</text:p>
        </text:list-item>
        <text:list-item>
          <text:p text:style-name="P45">imagenRRDB (almacena la ruta de la imagen de las estadisticas de la Base de Datos Round Robin).</text:p>
        </text:list-item>
        <text:list-item>
          <text:p text:style-name="P45">min_cpu, max_cpu, avg_cpu (Porcentajes de la linea base del uso de CPU).</text:p>
        </text:list-item>
        <text:list-item>
          <text:p text:style-name="P45">min_ram, max_ram, avg_ram (Porcentajes de la linea base del uso de RAM).</text:p>
        </text:list-item>
        <text:list-item>
          <text:p text:style-name="P45">min_hdd, max_hdd, avg_hdd (Porcentajes de la linea base del uso de HDD).</text:p>
        </text:list-item>
        <text:list-item>
          <text:p text:style-name="P45">min_temp, max_temp, avg_temp (Valores de temperaturas de CPU).</text:p>
        </text:list-item>
        <text:list-item>
          <text:p text:style-name="P45"><text:soft-page-break/>min_volt, max_volt, avg_volt (<text:span text:style-name="T18">Valores de voltaje de operación</text:span>).</text:p>
        </text:list-item>
        <text:list-item>
          <text:p text:style-name="P46"><text:span text:style-name="T24">ping_promedio</text:span> (<text:span text:style-name="T18">Valor promedio en milisegundos de tiempo de respuesta</text:span>).</text:p>
        </text:list-item>
      </text:list>
      <text:p text:style-name="P4"/>
      <text:p text:style-name="P4">*<text:span text:style-name="T1">Cualquier campo de linea base puede ser NULL, todos los demas campos son obligatorios.</text:span></text:p>
      <text:p text:style-name="P4"/>
      <text:p text:style-name="P6">*<text:span text:style-name="T1">Cada que se inserta un nuevo dispositivo se genera una carpeta dentro de /opt/Redes/Hosts/ con el siguiente formaro: A.B.C.D_MSK donde se almacenan tanto <text:s/></text:span>archivoRRDB <text:span text:style-name="T1">como </text:span>imagenRRDB.</text:p>
      <text:p text:style-name="P6"/>
      <text:p text:style-name="P6">*archivoRRDB <text:span text:style-name="T1">y </text:span>imagenRRDB <text:span text:style-name="T1">son generados con el mismo formato de la carpeta que los contiene con sus respectivas extensiones (rrd y png).</text:span></text:p>
      <text:p text:style-name="P4"/>
      <text:p text:style-name="P4">Insertar un Dispositivo</text:p>
      <text:p text:style-name="P4"/>
      <text:p text:style-name="P5">#php /opt/Redes/escuchaDispositivo.php direccionIP monitorizacionActiva tipoDispositivo versionSNMP comunidadSNMP min_cpu max_cpu avg_cpu min_ram max_ram avg_ram min_hdd max_hdd avg_hdd min_temp max_temp avg_temp min_volt max_volt avg_volt <text:s/><text:span text:style-name="T24">ping_promedio </text:span><text:span text:style-name="T2">‘</text:span><text:span text:style-name="T3">insertar’</text:span></text:p>
      <text:p text:style-name="P5"/>
      <text:p text:style-name="P7">Actualizar un Dispositivo</text:p>
      <text:p text:style-name="P7"/>
      <text:p text:style-name="P6">#php /opt/Redes/escuchaDispositivo.php direccionIP monitorizacionActiva tipoDispositivo versionSNMP comunidadSNMP min_cpu max_cpu avg_cpu min_ram max_ram avg_ram min_hdd max_hdd avg_hdd min_temp max_temp avg_temp min_volt max_volt avg_volt <text:span text:style-name="T24">ping_promedio</text:span> <text:span text:style-name="T2">‘</text:span><text:span text:style-name="T3">actualizar’</text:span></text:p>
      <text:p text:style-name="P43"/>
      <text:p text:style-name="P8"><text:span text:style-name="T7">Eliminar</text:span> un Dispositivo</text:p>
      <text:p text:style-name="P8"/>
      <text:p text:style-name="P12">#php /opt/Redes/escuchaDispositivo.php direccionIP</text:p>
      <text:p text:style-name="P12"/>
      <text:p text:style-name="P41"><text:span text:style-name="T9">A</text:span><text:span text:style-name="T8">dministrador</text:span></text:p>
      <text:p text:style-name="P13"/>
      <text:p text:style-name="P14">Es una tabla que almacena el email del administrador, si este tiene los privilegios de loguearse en el sistema y la fecha de registro.</text:p>
      <text:p text:style-name="P14"/>
      <text:list xml:id="list3068175983971059185" text:style-name="L2">
        <text:list-item>
          <text:p text:style-name="P47"><text:span text:style-name="T8">localEmailContacto (</text:span><text:span text:style-name="T10">Parte de email antes del ‘@’</text:span><text:span text:style-name="T8">).</text:span></text:p>
        </text:list-item>
        <text:list-item>
          <text:p text:style-name="P48"><text:span text:style-name="T8">dominioEmailContacto (</text:span><text:span text:style-name="T10">Parte de email despues del ‘@’</text:span><text:span text:style-name="T8">).</text:span></text:p>
        </text:list-item>
        <text:list-item>
          <text:p text:style-name="P47"><text:span text:style-name="T8">contrasenia (</text:span><text:span text:style-name="T10">Password de autenticacion, almacenada en md5 para mayor privacidad</text:span><text:span text:style-name="T8">).</text:span></text:p>
        </text:list-item>
        <text:list-item>
          <text:p text:style-name="P47"><text:span text:style-name="T8">fechaRegistroAdministrador (</text:span><text:span text:style-name="T10">Almacena la fecha en la cual fue registrado el administrador</text:span><text:span text:style-name="T8">).</text:span></text:p>
        </text:list-item>
        <text:list-item>
          <text:p text:style-name="P47"><text:span text:style-name="T10">l</text:span><text:span text:style-name="T8">ogueoActivo (</text:span><text:span text:style-name="T10">‘0’ o ‘1’</text:span><text:span text:style-name="T8">).</text:span></text:p>
        </text:list-item>
      </text:list>
      <text:p text:style-name="P14"/>
      <text:p text:style-name="P28"><text:span text:style-name="T12">Insertar</text:span><text:span text:style-name="T8"> un Administrador</text:span></text:p>
      <text:p text:style-name="P15"/>
      <text:p text:style-name="P28"><text:span text:style-name="T8">#php /opt/Redes/escuchaAdministrador.php emailAdministrador </text:span><text:span text:style-name="T11">contrasenia </text:span><text:span text:style-name="T8">l</text:span><text:span text:style-name="T11">ogueoActivo </text:span><text:span text:style-name="T4">‘</text:span><text:span text:style-name="T2">insertar’</text:span></text:p>
      <text:p text:style-name="P44"/>
      <text:p text:style-name="P15">Actualizar un Administrador</text:p>
      <text:p text:style-name="P15"/>
      <text:p text:style-name="P28"><text:span text:style-name="T8">#php /opt/Redes/escuchaAdministrador.php emailAdministrador </text:span><text:span text:style-name="T11">contrasenia </text:span><text:span text:style-name="T8">l</text:span><text:span text:style-name="T11">ogueoActivo </text:span><text:span text:style-name="T4">‘</text:span><text:span text:style-name="T2">actualizar’</text:span></text:p>
      <text:p text:style-name="P44"/>
      <text:p text:style-name="P15"><text:soft-page-break/>Eliminar un Administrador</text:p>
      <text:p text:style-name="P15"/>
      <text:p text:style-name="P15">#php /opt/Redes/escuchaAdministrador.php emailAdministrador</text:p>
      <text:p text:style-name="P44"/>
      <text:p text:style-name="P40">Permisos Administracion</text:p>
      <text:p text:style-name="P29"/>
      <text:p text:style-name="P30">Es una tabla que relaciona que dispositivos son administrados por quienes, para cuando se genere algún suceso relacionado con el dispositivo se sepa a quien se le enviara la notificacion.</text:p>
      <text:p text:style-name="P30"/>
      <text:list xml:id="list8261229823879087262" text:style-name="L3">
        <text:list-item>
          <text:p text:style-name="P49">localEmailContacto (<text:span text:style-name="T10">Parte de email </text:span><text:span text:style-name="T12">del Administrador </text:span><text:span text:style-name="T10">antes del ‘@’</text:span>).</text:p>
        </text:list-item>
        <text:list-item>
          <text:p text:style-name="P49">dominioEmailContacto (<text:span text:style-name="T10">Parte de email </text:span><text:span text:style-name="T12">del Administrador despues</text:span><text:span text:style-name="T10"> del ‘@’</text:span>).</text:p>
        </text:list-item>
        <text:list-item>
          <text:p text:style-name="P50">direccionIP (<text:span text:style-name="T19">Direccion IP A.B.C.D/MSK del dispositivo administrado</text:span>).</text:p>
        </text:list-item>
        <text:list-item>
          <text:p text:style-name="P50"><text:s/>permisoActivo (‘<text:span text:style-name="T19">0’ o ‘1’</text:span>).</text:p>
        </text:list-item>
      </text:list>
      <text:p text:style-name="P30"/>
      <text:p text:style-name="P30">*<text:span text:style-name="T19">Un dispositivo puede ser administrado por mas de un Administrador y un Administrador puede Administrar mas de un dispositivo.</text:span></text:p>
      <text:p text:style-name="P30"/>
      <text:p text:style-name="P31">Insertar un Permiso de Administración</text:p>
      <text:p text:style-name="P31"/>
      <text:p text:style-name="P32"><text:span text:style-name="T8">#php /opt/Redes/escucha</text:span><text:span text:style-name="T13">PermisosAdministracion</text:span><text:span text:style-name="T8">.php emailAdministrador </text:span><text:span text:style-name="T13">direccionIP permisoActivo</text:span><text:span text:style-name="T11"> </text:span><text:span text:style-name="T4">‘</text:span><text:span text:style-name="T2">insertar’</text:span></text:p>
      <text:p text:style-name="P31"/>
      <text:p text:style-name="P31">Actualizar un Permiso de Administración</text:p>
      <text:p text:style-name="P31"/>
      <text:p text:style-name="P32"><text:span text:style-name="T8">#php /opt/Redes/escucha</text:span><text:span text:style-name="T13">PermisosAdministracion</text:span><text:span text:style-name="T8">.php emailAdministrador </text:span><text:span text:style-name="T13">direccionIP permisoActivo</text:span><text:span text:style-name="T11"> </text:span><text:span text:style-name="T4">‘</text:span><text:span text:style-name="T5">actualizar</text:span><text:span text:style-name="T2">’</text:span></text:p>
      <text:p text:style-name="P31"/>
      <text:p text:style-name="P31">Eliminar un Permiso de Administración</text:p>
      <text:p text:style-name="P31"/>
      <text:p text:style-name="P32"><text:span text:style-name="T8">#php /opt/Redes/escucha</text:span><text:span text:style-name="T13">PermisosAdministracion</text:span><text:span text:style-name="T8">.php emailAdministrador </text:span><text:span text:style-name="T13">direccionIP</text:span></text:p>
      <text:p text:style-name="P16"/>
      <text:p text:style-name="P16"/>
      <text:p text:style-name="P39"><text:span text:style-name="T13">R</text:span><text:span text:style-name="T8">estricciones</text:span></text:p>
      <text:p text:style-name="P17"/>
      <text:p text:style-name="P33"><text:span text:style-name="T13">E</text:span><text:span text:style-name="T8">s una tabla que almacena que restricciones quiere que se tomen como un suceso no deseado en un dispositivo según la línea base de este.</text:span></text:p>
      <text:p text:style-name="P18"/>
      <text:list xml:id="list8801406107387071055" text:style-name="L4">
        <text:list-item>
          <text:p text:style-name="P51"><text:span text:style-name="T8">direccionIP (</text:span><text:span text:style-name="T19">Direccion IP A.B.C.D/MSK del dispositivo administrado</text:span><text:span text:style-name="T8">).</text:span></text:p>
        </text:list-item>
        <text:list-item>
          <text:p text:style-name="P53">campoMonitorizacion ( Campo a restringir: ‘min_cpu','max_cpu','min_ram','max_ram','min_hdd','max_hdd','min_temp','max_temp','min_volt','max_volt').</text:p>
        </text:list-item>
        <text:list-item>
          <text:p text:style-name="P53">valorAnticipacion (Cuanto tiempo se desea anticipar a cuando la linea base quede superada).</text:p>
        </text:list-item>
        <text:list-item>
          <text:p text:style-name="P53">tipoValorAnticipacion (Que tipo de tiempo es con el que se desea anticipar seg, min, hor, dia, mes).</text:p>
        </text:list-item>
        <text:list-item>
          <text:p text:style-name="P53">alertaActiva (‘0’ o ‘1’).</text:p>
        </text:list-item>
      </text:list>
      <text:p text:style-name="P20"/>
      <text:p text:style-name="P20">Insertar Restriccion</text:p>
      <text:p text:style-name="P20"/>
      <text:p text:style-name="P34"><text:soft-page-break/><text:span text:style-name="T8">#php /opt/Redes/escuchaRestricciones.php direccionIP campoMonitorizacion valorAnticipacion tipoValorAnticipacion alertaActiva </text:span><text:span text:style-name="T2">‘insertar’</text:span></text:p>
      <text:p text:style-name="P18"/>
      <text:p text:style-name="P35"><text:span text:style-name="T14">Actualiza</text:span><text:span text:style-name="T8">r Restriccion</text:span></text:p>
      <text:p text:style-name="P21"/>
      <text:p text:style-name="P35"><text:span text:style-name="T8">#php /opt/Redes/escuchaRestricciones.php direccionIP campoMonitorizacion valorAnticipacion tipoValorAnticipacion alertaActiva </text:span><text:span text:style-name="T2">‘</text:span><text:span text:style-name="T6">actualizar</text:span><text:span text:style-name="T2">’</text:span></text:p>
      <text:p text:style-name="P18"/>
      <text:p text:style-name="P35"><text:span text:style-name="T14">Eliminar</text:span><text:span text:style-name="T8"> Restriccion</text:span></text:p>
      <text:p text:style-name="P21"/>
      <text:p text:style-name="P21">#php /opt/Redes/escuchaRestricciones.php direccionIP campoMonitorizacion valorAnticipacion tipoValorAnticipacion</text:p>
      <text:p text:style-name="P18"/>
      <text:p text:style-name="P23">Bitacora Sucesos</text:p>
      <text:p text:style-name="P20"/>
      <text:p text:style-name="P20">Es una tabla que almacena los sucesos ocurridos (cuando fecha de suceso es la misma que la de prediccion) o por ocurrir (segun la restriccion/es monitoreada/s del dispositivo).</text:p>
      <text:p text:style-name="P20"/>
      <text:list xml:id="list212831151497727" text:continue-numbering="true" text:style-name="L4">
        <text:list-item>
          <text:p text:style-name="P52"><text:span text:style-name="T8">direccionIP (</text:span><text:span text:style-name="T19">Direccion IP A.B.C.D/MSK del dispositivo administrado</text:span><text:span text:style-name="T8">).</text:span></text:p>
        </text:list-item>
        <text:list-item>
          <text:p text:style-name="P54">campoMonitorizacion ( Campo a restringir: ‘min_cpu','max_cpu','min_ram','max_ram','min_hdd','max_hdd','min_temp','max_temp','min_volt','max_volt').</text:p>
        </text:list-item>
        <text:list-item>
          <text:p text:style-name="P54">valorAnticipacion (Cuanto tiempo se desea anticipar a cuando la linea base quede superada).</text:p>
        </text:list-item>
        <text:list-item>
          <text:p text:style-name="P54">tipoValorAnticipacion (Que tipo de tiempo es con el que se desea anticipar seg, min, hor, dia, mes).</text:p>
        </text:list-item>
        <text:list-item>
          <text:p text:style-name="P55">fechaSuceso (Almacena el momento en el cual el suceso se llevo a cabo).</text:p>
        </text:list-item>
        <text:list-item>
          <text:p text:style-name="P55">fechaPrediccion (Almacena el momento en el cual la restricción va a ser violada).</text:p>
        </text:list-item>
        <text:list-item>
          <text:p text:style-name="P56">valorCapturado (Almacena el valor capturado por el cual se registro el suceso).</text:p>
        </text:list-item>
      </text:list>
      <text:p text:style-name="P24"/>
      <text:p text:style-name="P36"><text:span text:style-name="T15">Insertar</text:span><text:span text:style-name="T8"> </text:span><text:span text:style-name="T15">Suceso</text:span></text:p>
      <text:p text:style-name="P22"/>
      <text:p text:style-name="P36"><text:span text:style-name="T8">#php /opt/Redes/escucha</text:span><text:span text:style-name="T16">BitacoraSucesos</text:span><text:span text:style-name="T8">.php direccionIP campoMonitorizacion valorAnticipacion tipoValorAnticipacion </text:span><text:span text:style-name="T17">valorCapturado</text:span></text:p>
      <text:p text:style-name="P19"/>
      <text:p text:style-name="P36"><text:span text:style-name="T14">Eliminar</text:span><text:span text:style-name="T8"> </text:span><text:span text:style-name="T15">Suceso</text:span></text:p>
      <text:p text:style-name="P22"/>
      <text:p text:style-name="P37"><text:span text:style-name="T8">#php /opt/Redes/escucha</text:span><text:span text:style-name="T16">BitacoraSucesos</text:span><text:span text:style-name="T8">.php direccionIP campoMonitorizacion valorAnticipacion tipoValorAnticipacion </text:span><text:span text:style-name="T15">fechaSuceso fechaPrediccion</text:span></text:p>
      <text:p text:style-name="P25"/>
      <text:p text:style-name="P38"><text:span text:style-name="T15">M</text:span><text:span text:style-name="T8">onitorizacion</text:span></text:p>
      <text:p text:style-name="P26"/>
      <text:p text:style-name="P27">Al ejecutar Monitorizacion.php manualmente o desde el Cron Job anteriormente configurado, los pasos que sigue para actualizar los valores de la Base de Datos Round Robin mediante rrdtools son:</text:p>
      <text:list xml:id="list751508072880315548" text:style-name="L5">
        <text:list-item>
          <text:p text:style-name="P57">Se obtienen todos los dispositivos cuya administración este habilitada.</text:p>
        </text:list-item>
        <text:list-item>
          <text:p text:style-name="P57">Se envia un ping para saber si actualmente esta activo <text:span text:style-name="T24">y obtener valores tales como el porcentaje de paquetes recibidos, porcentaje de duplicados, porcentaje de errores y porcentaje de paquetes perdidos asi como el tiempo promedio de respuesta (es un ping de 10 paquetes)</text:span>.</text:p>
        </text:list-item>
        <text:list-item>
          <text:p text:style-name="P57">Se hace un snmpwalk al dispositivo, obteniendo todos los valores <text:span text:style-name="T24">a monitorear de la linea base.</text:span></text:p>
        </text:list-item>
        <text:list-item>
          <text:p text:style-name="P57"><text:soft-page-break/>Se registran los valores obtenidos en la Base de Datos Round Robin.</text:p>
        </text:list-item>
        <text:list-item>
          <text:p text:style-name="P57">Se llama al modulo de predicciones para determinar si esta ocurriendo un suceso no deseado o si esta cerca de ocurrir segun linea base y restricciones configurad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23:49:33.428329940</meta:creation-date>
    <dc:date>2016-12-12T21:28:29.105730887</dc:date>
    <meta:editing-duration>PT1H42M48S</meta:editing-duration>
    <meta:editing-cycles>31</meta:editing-cycles>
    <meta:generator>LibreOffice/5.1.6.2.0$Linux_X86_64 LibreOffice_project/10$Build-2</meta:generator>
    <meta:document-statistic meta:table-count="0" meta:image-count="0" meta:object-count="0" meta:page-count="5" meta:paragraph-count="100" meta:word-count="1004" meta:character-count="7861" meta:non-whitespace-character-count="6985"/>
  </office:meta>
</office:document-meta>
</file>